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MT" svg:font-family="ArialMT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line-height-at-least="0.3335in" fo:text-align="start" style:justify-single-word="false" style:text-autospace="none"/>
      <style:text-properties style:use-window-font-color="true" style:font-name="TrebuchetMS" fo:font-size="22pt" fo:font-weight="bold" style:font-name-asian="TrebuchetMS" style:font-size-asian="22pt" style:font-weight-asian="bold" style:font-name-complex="TrebuchetMS" style:font-size-complex="22pt" style:font-weight-complex="bold"/>
    </style:style>
    <style:style style:name="P2" style:family="paragraph" style:parent-style-name="Standard" style:list-style-name="">
      <style:paragraph-properties style:line-height-at-least="0.222in" fo:text-align="start" style:justify-single-word="false" style:text-autospace="none"/>
      <style:text-properties style:use-window-font-color="true" style:font-name="TrebuchetMS" fo:font-size="18pt" fo:font-weight="bold" style:font-name-asian="TrebuchetMS" style:font-size-asian="18pt" style:font-weight-asian="bold" style:font-name-complex="TrebuchetMS" style:font-size-complex="18pt" style:font-weight-complex="bold"/>
    </style:style>
    <style:style style:name="P3" style:family="paragraph" style:parent-style-name="Standard" style:list-style-name="">
      <style:paragraph-properties style:line-height-at-least="0.2083in" fo:text-align="start" style:justify-single-word="false" style:text-autospace="none"/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4" style:family="paragraph" style:parent-style-name="Standard" style:list-style-name="">
      <style:paragraph-properties style:line-height-at-least="0.1665in" fo:text-align="start" style:justify-single-word="false" style:text-autospace="none"/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5" style:family="paragraph" style:parent-style-name="Standard" style:list-style-name="">
      <style:paragraph-properties style:line-height-at-least="0.1665in" fo:text-align="start" style:justify-single-word="false" style:text-autospace="none"/>
      <style:text-properties style:use-window-font-color="true" style:font-name="ArialMT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P6" style:family="paragraph" style:parent-style-name="Standard" style:list-style-name="">
      <style:paragraph-properties style:line-height-at-least="0.1665in" fo:text-align="start" style:justify-single-word="false" style:text-autospace="none"/>
      <style:text-properties fo:color="#2f2f2f" style:font-name="ArialMT" fo:font-size="10pt" fo:font-weight="bold" style:font-name-asian="ArialMT" style:font-size-asian="10pt" style:font-weight-asian="bold" style:font-name-complex="ArialMT" style:font-size-complex="10pt" style:font-weight-complex="bold"/>
    </style:style>
    <style:style style:name="P7" style:family="paragraph" style:parent-style-name="Standard" style:list-style-name="">
      <style:paragraph-properties style:line-height-at-least="0.1665in" fo:text-align="start" style:justify-single-word="false" style:text-autospace="none"/>
      <style:text-properties fo:color="#2f2f2f" style:font-name="ArialMT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8" style:family="paragraph" style:parent-style-name="Standard" style:list-style-name="">
      <style:paragraph-properties fo:margin-top="0in" fo:margin-bottom="0.0972in" style:line-height-at-least="0.278in" fo:text-align="start" style:justify-single-word="false" style:text-autospace="none"/>
      <style:text-properties style:use-window-font-color="true" style:font-name="ArialMT" fo:font-size="18pt" fo:font-weight="bold" style:font-name-asian="ArialMT" style:font-size-asian="18pt" style:font-weight-asian="bold" style:font-name-complex="ArialMT" style:font-size-complex="18pt" style:font-weight-complex="bold"/>
    </style:style>
    <style:style style:name="P9" style:family="paragraph" style:parent-style-name="Standard" style:list-style-name="">
      <style:paragraph-properties fo:margin-top="0in" fo:margin-bottom="0.0972in" style:line-height-at-least="0.278in" fo:text-align="start" style:justify-single-word="false" style:text-autospace="none"/>
    </style:style>
    <style:style style:name="P10" style:family="paragraph" style:parent-style-name="Standard">
      <style:paragraph-properties fo:margin-left="0.5in" fo:margin-right="0in" style:line-height-at-least="0.278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</style:style>
    <style:style style:name="P11" style:family="paragraph" style:parent-style-name="Standard">
      <style:paragraph-properties fo:margin-left="0.5in" fo:margin-right="0in" style:line-height-at-least="0.278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style:font-name="ArialMT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T1" style:family="text"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2" style:family="text">
      <style:text-properties style:use-window-font-color="true" style:font-name="ArialMT" fo:font-weight="normal" style:font-name-asian="ArialMT" style:font-weight-asian="normal" style:font-name-complex="ArialMT" style:font-weight-complex="normal"/>
    </style:style>
    <style:style style:name="T3" style:family="text">
      <style:text-properties style:use-window-font-color="true" style:font-name="ArialMT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T4" style:family="text">
      <style:text-properties fo:color="#2f2f2f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fo:color="#2f2f2f" style:font-name="ArialMT" fo:font-weight="normal" style:font-name-asian="ArialMT" style:font-weight-asian="normal" style:font-name-complex="ArialMT" style:font-weight-complex="normal"/>
    </style:style>
    <style:style style:name="T6" style:family="text">
      <style:text-properties fo:color="#2f2f2f" style:font-name="ArialMT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T7" style:family="text">
      <style:text-properties fo:color="#2f2f2f" style:font-name="ArialMT" fo:font-size="18pt" style:text-underline-style="none" fo:font-weight="normal" style:font-name-asian="ArialMT" style:font-size-asian="18pt" style:font-weight-asian="normal" style:font-name-complex="ArialMT" style:font-size-complex="18pt" style:font-weight-complex="normal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ponata Panini</text:p>
      <text:p text:style-name="P7">Serves:</text:p>
      <text:p text:style-name="P4">4 panini</text:p>
      <text:p text:style-name="P3"/>
      <text:p text:style-name="P2">Ingredients</text:p>
      <text:p text:style-name="P10"><text:span text:style-name="T3">4 </text:span><text:a xlink:type="simple" xlink:href="http://www.foodterms.com/encyclopedia/sourdough/index.html"><text:span text:style-name="T7">sourdough</text:span></text:a><text:span text:style-name="T3"> demi-baguettes or rolls, halved lengthwise</text:span></text:p>
      <text:p text:style-name="P11">4 slices provolone cheese, halved</text:p>
      <text:p text:style-name="P11">1 1/3 cups caponata, recipe follows</text:p>
      <text:p text:style-name="P10"><text:span text:style-name="T3">Special Equipment: a panini </text:span><text:a xlink:type="simple" xlink:href="http://www.foodterms.com/encyclopedia/grill/index.html"><text:span text:style-name="T6">grill</text:span></text:a></text:p>
      <text:p text:style-name="P11">Preheat a panini grill.</text:p>
      <text:p text:style-name="P2">Directions</text:p>
      <text:p text:style-name="P9"><text:span text:style-name="T3">Using a </text:span><text:a xlink:type="simple" xlink:href="http://www.foodterms.com/encyclopedia/grapefruit/index.html"><text:span text:style-name="T7">grapefruit</text:span></text:a><text:span text:style-name="T3"> spoon or fingers, scoop out a 1-inch wide trough along the cut sides of the baguettes. Place 2 half-slices of the </text:span><text:a xlink:type="simple" xlink:href="http://www.foodterms.com/encyclopedia/provolone/index.html"><text:span text:style-name="T7">provolone</text:span></text:a><text:span text:style-name="T3"> cheese on each bottom half of the baguettes. Spoon 1/3 cup of the </text:span><text:a xlink:type="simple" xlink:href="http://www.foodterms.com/encyclopedia/caponata/index.html"><text:span text:style-name="T7">caponata</text:span></text:a><text:span text:style-name="T3"> on top of the cheese. Place the top halves on the baguettes and grill the panini until the </text:span><text:a xlink:type="simple" xlink:href="http://www.foodterms.com/encyclopedia/cheese/index.html"><text:span text:style-name="T7">cheese</text:span></text:a><text:span text:style-name="T3"> melts, about 5 minutes.</text:span></text:p>
      <text:p text:style-name="P8">Caponata</text:p>
      <text:p text:style-name="P11">1/4 cup olive oil</text:p>
      <text:p text:style-name="P11">1 medium onion, chopped</text:p>
      <text:p text:style-name="P10"><text:span text:style-name="T3">1 </text:span><text:a xlink:type="simple" xlink:href="http://www.foodterms.com/encyclopedia/celery/index.html"><text:span text:style-name="T7">celery</text:span></text:a><text:span text:style-name="T3"> stalk, chopped</text:span></text:p>
      <text:p text:style-name="P11">1 medium eggplant, cut into 1/2-inch cubes</text:p>
      <text:p text:style-name="P11">1 red bell pepper, cored seeded, and cut into 1/2-inch pieces</text:p>
      <text:p text:style-name="P10"><text:span text:style-name="T3">1 (14 1/2-ounce) can diced </text:span><text:a xlink:type="simple" xlink:href="http://www.foodterms.com/encyclopedia/tomato/index.html"><text:span text:style-name="T7">tomatoes</text:span></text:a><text:span text:style-name="T3"> with juices</text:span></text:p>
      <text:p text:style-name="P11">3 tablespoons raisins</text:p>
      <text:p text:style-name="P10"><text:span text:style-name="T3">1/2 teaspoon dried </text:span><text:a xlink:type="simple" xlink:href="http://www.foodterms.com/encyclopedia/oregano/index.html"><text:span text:style-name="T7">oregano</text:span></text:a></text:p>
      <text:p text:style-name="P10"><text:span text:style-name="T3">1/4 cup red </text:span><text:a xlink:type="simple" xlink:href="http://www.foodterms.com/encyclopedia/wine/index.html"><text:span text:style-name="T7">wine</text:span></text:a><text:span text:style-name="T3"> vinegar</text:span></text:p>
      <text:p text:style-name="P10"><text:span text:style-name="T3">4 teaspoons </text:span><text:a xlink:type="simple" xlink:href="http://www.foodterms.com/encyclopedia/sugar/index.html"><text:span text:style-name="T7">sugar</text:span></text:a></text:p>
      <text:p text:style-name="P11">1 tablespoon drained capers</text:p>
      <text:p text:style-name="P11">1/2 teaspoon salt, plus more for seasoning</text:p>
      <text:p text:style-name="P11">1/2 teaspoon freshly ground black pepper, plus more for seasoning</text:p>
      <text:p text:style-name="P9"><text:soft-page-break/><text:span text:style-name="T3">In a large skillet, heat the olive oil over medium-high heat. Add the </text:span><text:a xlink:type="simple" xlink:href="http://www.foodterms.com/encyclopedia/onion/index.html"><text:span text:style-name="T7">onion</text:span></text:a><text:span text:style-name="T3"> and cook until translucent, about 3 minutes. Add the celery and </text:span><text:a xlink:type="simple" xlink:href="http://www.foodterms.com/encyclopedia/eggplant/index.html"><text:span text:style-name="T7">eggplant</text:span></text:a><text:span text:style-name="T3"> and cook until soft, about 3 to 4 minutes. Add the red bell pepper and cook until </text:span><text:a xlink:type="simple" xlink:href="http://www.foodterms.com/encyclopedia/crisp/index.html"><text:span text:style-name="T7">crisp</text:span></text:a><text:span text:style-name="T3">-tender, about 5 minutes. Add the tomatoes, raisins, and oregano to the pan. </text:span><text:a xlink:type="simple" xlink:href="http://www.foodterms.com/encyclopedia/simmer/index.html"><text:span text:style-name="T7">Simmer</text:span></text:a><text:span text:style-name="T3"> over medium-low heat, stirring frequently, until the mixture thickens, about 20 minutes. Stir in the </text:span><text:a xlink:type="simple" xlink:href="http://www.foodterms.com/encyclopedia/vinegar/index.html"><text:span text:style-name="T7">vinegar</text:span></text:a><text:span text:style-name="T3">, sugar, capers, 1/2 teaspoon of salt and 1/2 teaspoon of black pepper. Season, to taste, with more salt and pepper, if need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MT" svg:font-family="ArialMT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Houk</meta:initial-creator>
    <meta:creation-date>2011-08-09T14:45:53</meta:creation-date>
    <meta:document-statistic meta:table-count="0" meta:image-count="0" meta:object-count="0" meta:page-count="2" meta:paragraph-count="26" meta:word-count="266" meta:character-count="1566"/>
    <dc:date>2011-08-09T14:49:59</dc:date>
    <dc:creator>Robert Houk</dc:creator>
    <meta:editing-duration>PT00H04M07S</meta:editing-duration>
    <meta:editing-cycles>1</meta:editing-cycles>
    <meta:generator>OpenOffice.org/3.2$Unix OpenOffice.org_project/320m18$Build-9502</meta:generator>
  </office:meta>
</office:document-meta>
</file>